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letter-spacing="normal" fo:font-weight="bold" loext:padding="0cm" loext:border="none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text-align="start" style:justify-single-word="false" fo:orphans="2" fo:widows="2" fo:background-color="#272822"/>
      <style:text-properties fo:font-variant="normal" fo:text-transform="none" fo:color="#000000" loext:opacity="100%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6" style:family="paragraph" style:parent-style-name="Quotations">
      <loext:graphic-properties draw:fill="solid" draw:fill-color="#333333" draw:opacity="100%"/>
      <style:paragraph-properties fo:margin-left="0cm" fo:margin-right="0cm" fo:margin-top="0cm" fo:margin-bottom="0cm" style:contextual-spacing="false" style:line-height-at-least="0.82cm" fo:orphans="2" fo:widows="2" fo:text-indent="0cm" style:auto-text-indent="false" fo:background-color="#333333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text-properties fo:color="#000000" loext:opacity="100%"/>
    </style:style>
    <style:style style:name="T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5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9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font-size="13.5pt" fo:letter-spacing="normal" fo:font-style="normal" fo:font-weight="bold" fo:background-color="#272822" loext:char-shading-value="0" loext:padding="0cm" loext:border="none"/>
    </style:style>
    <style:style style:name="T15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17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ça como eu fiz: aplicando técnicas de aprendizado não supervisionado</text:h>
      <text:p text:style-name="P8"><text:a xlink:type="simple" xlink:href="https://cursos.alura.com.br/course/fundamentos-ia-investigando-algoritmos-abordagens-machine-learning/task/189641/next" text:style-name="Internet_20_link" text:visited-style-name="Visited_20_Internet_20_Link"><text:span text:style-name="T5"> </text:span></text:a><text:a xlink:type="simple" xlink:href="https://cursos.alura.com.br/course/fundamentos-ia-investigando-algoritmos-abordagens-machine-learning/task/189641/next" text:style-name="Internet_20_link" text:visited-style-name="Visited_20_Internet_20_Link"><text:span text:style-name="T6">Próxima Atividade</text:span></text:a></text:p>
      <text:p text:style-name="P10"><draw:frame draw:style-name="fr1" draw:name="Quadro1" text:anchor-type="char" svg:width="0.041cm" draw:z-index="0"><draw:text-box fo:min-height="0.041cm"><text:list xml:id="list3035341598" text:style-name="L1"><text:list-item><text:p text:style-name="P9"/></text:list-item></text:list></draw:text-box></draw:frame>Agora que você já entende os conceitos de clustering e redução de dimensionalidade, é hora de colocar isso em prática! Vamos trabalhar com o clássico dataset Iris para aplicar técnicas de agrupamento e redução de dimensões.</text:p>
      <text:p text:style-name="P10">Ao explorar agrupamentos de dados, surgem algumas questões importantes:</text:p>
      <text:list xml:id="list3485274178" text:style-name="L2">
        <text:list-item>
          <text:p text:style-name="P11">Como identificar padrões e agrupamentos naturais em um conjunto de dados?</text:p>
        </text:list-item>
        <text:list-item>
          <text:p text:style-name="P11">Como reduzir a complexidade dos dados mantendo as informações mais relevantes?</text:p>
        </text:list-item>
      </text:list>
      <text:p text:style-name="P10">Para responder a essas perguntas, vamos usar:</text:p>
      <text:list xml:id="list3918847725" text:style-name="L3">
        <text:list-item>
          <text:p text:style-name="P12">K-Means e Hierarchical Clustering: Identificar agrupamentos naturais no dataset.</text:p>
        </text:list-item>
        <text:list-item>
          <text:p text:style-name="P12">PCA (Análise de Componentes Principais): Reduzir a dimensionalidade e facilitar a visualização dos dados.</text:p>
        </text:list-item>
      </text:list>
      <text:p text:style-name="P10">Chegou sua vez de experimentar com o dataset Iris, explorando como os algoritmos se comportam e visualizando as estruturas escondidas nos dados!</text:p>
      <text:p text:style-name="P6"/>
      <text:p text:style-name="P7"/>
      <text:p text:style-name="P17"><text:span text:style-name="Strong_20_Emphasis"><text:span text:style-name="T13">Agrupamento com K-Means</text:span></text:span></text:p>
      <text:p text:style-name="P13">Usamos o K-Means para encontrar agrupamentos naturais no dataset Iris.</text:p>
      <text:p text:style-name="P13">Vamos agrupar os dados em 3 clusters. O algoritmo tenta minimizar a distância entre os pontos e os seus respectivos centroides. A visualização nos ajuda a compreender como os dados foram separados em grupos distintos.</text:p>
      <text:p text:style-name="P3"><text:span text:style-name="Source_20_Text"><text:span text:style-name="T16">from</text:span></text:span><text:span text:style-name="Source_20_Text"><text:span text:style-name="T17"> sklearn.datasets </text:span></text:span><text:span text:style-name="Source_20_Text"><text:span text:style-name="T16">import</text:span></text:span><text:span text:style-name="Source_20_Text"><text:span text:style-name="T17"> load_iris</text:span></text:span></text:p>
      <text:p text:style-name="P3"><text:span text:style-name="Source_20_Text"><text:span text:style-name="T16">import</text:span></text:span><text:span text:style-name="Source_20_Text"><text:span text:style-name="T17"> pandas </text:span></text:span><text:span text:style-name="Source_20_Text"><text:span text:style-name="T16">as</text:span></text:span><text:span text:style-name="Source_20_Text"><text:span text:style-name="T17"> pd</text:span></text:span></text:p>
      <text:p text:style-name="P3"><text:soft-page-break/><text:span text:style-name="Source_20_Text"><text:span text:style-name="T16">from</text:span></text:span><text:span text:style-name="Source_20_Text"><text:span text:style-name="T17"> sklearn.cluster </text:span></text:span><text:span text:style-name="Source_20_Text"><text:span text:style-name="T16">import</text:span></text:span><text:span text:style-name="Source_20_Text"><text:span text:style-name="T17"> KMeans</text:span></text:span></text:p>
      <text:p text:style-name="P3"><text:span text:style-name="Source_20_Text"><text:span text:style-name="T16">import</text:span></text:span><text:span text:style-name="Source_20_Text"><text:span text:style-name="T17"> matplotlib.pyplot </text:span></text:span><text:span text:style-name="Source_20_Text"><text:span text:style-name="T16">as</text:span></text:span><text:span text:style-name="Source_20_Text"><text:span text:style-name="T17"> plt</text:span></text:span></text:p>
      <text:p text:style-name="P5"/>
      <text:p text:style-name="P3"><text:span text:style-name="Source_20_Text"><text:span text:style-name="T17"># Carregar Dataset</text:span></text:span></text:p>
      <text:p text:style-name="P4"><text:span text:style-name="Source_20_Text"><text:span text:style-name="T17">iris = load_iris()</text:span></text:span></text:p>
      <text:p text:style-name="P4"><text:span text:style-name="Source_20_Text"><text:span text:style-name="T17">X = iris.data</text:span></text:span></text:p>
      <text:p text:style-name="P5"/>
      <text:p text:style-name="P3"><text:span text:style-name="Source_20_Text"><text:span text:style-name="T17"># Aplicar K-Means</text:span></text:span></text:p>
      <text:p text:style-name="P3"><text:span text:style-name="Source_20_Text"><text:span text:style-name="T17">kmeans = KMeans(n_clusters=3, random_state=42)</text:span></text:span></text:p>
      <text:p text:style-name="P4"><text:span text:style-name="Source_20_Text"><text:span text:style-name="T17">clusters = kmeans.fit_predict(X)</text:span></text:span></text:p>
      <text:p text:style-name="P5"/>
      <text:p text:style-name="P3"><text:span text:style-name="Source_20_Text"><text:span text:style-name="T17"># Visualizar os clusters</text:span></text:span></text:p>
      <text:p text:style-name="P3"><text:span text:style-name="Source_20_Text"><text:span text:style-name="T17">plt.scatter(X[:, 0], X[:, 1], c=clusters, cmap='viridis')</text:span></text:span></text:p>
      <text:p text:style-name="P3"><text:span text:style-name="Source_20_Text"><text:span text:style-name="T17">plt.title("Agrupamento com K-Means")</text:span></text:span></text:p>
      <text:p text:style-name="P3"><text:span text:style-name="Source_20_Text"><text:span text:style-name="T17">plt.xlabel("Característica 1")</text:span></text:span></text:p>
      <text:p text:style-name="P3"><text:span text:style-name="Source_20_Text"><text:span text:style-name="T17">plt.ylabel("Característica 2")</text:span></text:span></text:p>
      <text:p text:style-name="P4"><text:span text:style-name="Source_20_Text"><text:span text:style-name="T17">plt.show()</text:span></text:span></text:p>
      <text:p text:style-name="P2">Copiar código</text:p>
      <text:p text:style-name="P16"><text:span text:style-name="Strong_20_Emphasis"><text:span text:style-name="T18">Agrupamento Hierárquico</text:span></text:span></text:p>
      <text:p text:style-name="P13">Agora, vamos aplicar um Hierarchical Clustering e visualizar as relações entre os grupos com um dendrograma.</text:p>
      <text:p text:style-name="P3"><text:span text:style-name="Source_20_Text"><text:span text:style-name="T16">from</text:span></text:span><text:span text:style-name="Source_20_Text"><text:span text:style-name="T17"> sklearn.datasets </text:span></text:span><text:span text:style-name="Source_20_Text"><text:span text:style-name="T16">import</text:span></text:span><text:span text:style-name="Source_20_Text"><text:span text:style-name="T17"> load_iris</text:span></text:span></text:p>
      <text:p text:style-name="P3"><text:span text:style-name="Source_20_Text"><text:span text:style-name="T16">import</text:span></text:span><text:span text:style-name="Source_20_Text"><text:span text:style-name="T17"> scipy.cluster.hierarchy </text:span></text:span><text:span text:style-name="Source_20_Text"><text:span text:style-name="T16">as</text:span></text:span><text:span text:style-name="Source_20_Text"><text:span text:style-name="T17"> sch</text:span></text:span></text:p>
      <text:p text:style-name="P3"><text:span text:style-name="Source_20_Text"><text:span text:style-name="T16">import</text:span></text:span><text:span text:style-name="Source_20_Text"><text:span text:style-name="T17"> matplotlib.pyplot </text:span></text:span><text:span text:style-name="Source_20_Text"><text:span text:style-name="T16">as</text:span></text:span><text:span text:style-name="Source_20_Text"><text:span text:style-name="T17"> plt</text:span></text:span></text:p>
      <text:p text:style-name="P3"><text:span text:style-name="Source_20_Text"><text:span text:style-name="T16">from</text:span></text:span><text:span text:style-name="Source_20_Text"><text:span text:style-name="T17"> sklearn.preprocessing </text:span></text:span><text:span text:style-name="Source_20_Text"><text:span text:style-name="T16">import</text:span></text:span><text:span text:style-name="Source_20_Text"><text:span text:style-name="T17"> StandardScaler</text:span></text:span></text:p>
      <text:p text:style-name="P5"/>
      <text:p text:style-name="P3"><text:span text:style-name="Source_20_Text"><text:span text:style-name="T17"># Carregar o dataset Iris</text:span></text:span></text:p>
      <text:p text:style-name="P4"><text:span text:style-name="Source_20_Text"><text:span text:style-name="T17">iris = load_iris()</text:span></text:span></text:p>
      <text:p text:style-name="P4"><text:span text:style-name="Source_20_Text"><text:span text:style-name="T17">X = iris.data</text:span></text:span></text:p>
      <text:p text:style-name="P5"/>
      <text:p text:style-name="P3"><text:span text:style-name="Source_20_Text"><text:span text:style-name="T17"># Normalizar os dados para melhorar a performance do clustering</text:span></text:span></text:p>
      <text:p text:style-name="P4"><text:span text:style-name="Source_20_Text"><text:span text:style-name="T17">scaler = StandardScaler()</text:span></text:span></text:p>
      <text:p text:style-name="P4"><text:span text:style-name="Source_20_Text"><text:span text:style-name="T17">X_scaled = scaler.fit_transform(X)</text:span></text:span></text:p>
      <text:p text:style-name="P5"/>
      <text:p text:style-name="P3"><text:span text:style-name="Source_20_Text"><text:span text:style-name="T17"># Criar o dendrograma</text:span></text:span></text:p>
      <text:p text:style-name="P3"><text:span text:style-name="Source_20_Text"><text:span text:style-name="T17">plt.figure(figsize=(10, 5))</text:span></text:span></text:p>
      <text:p text:style-name="P3"><text:span text:style-name="Source_20_Text"><text:span text:style-name="T17">sch.dendrogram(sch.linkage(X_scaled, method='ward'))</text:span></text:span></text:p>
      <text:p text:style-name="P3"><text:span text:style-name="Source_20_Text"><text:span text:style-name="T17">plt.title("Dendrograma do Agrupamento Hierárquico")</text:span></text:span></text:p>
      <text:p text:style-name="P3"><text:span text:style-name="Source_20_Text"><text:span text:style-name="T17">plt.xlabel("Amostras")</text:span></text:span></text:p>
      <text:p text:style-name="P3"><text:span text:style-name="Source_20_Text"><text:span text:style-name="T17">plt.ylabel("Distância Euclidiana")</text:span></text:span></text:p>
      <text:p text:style-name="P4"><text:span text:style-name="Source_20_Text"><text:span text:style-name="T17">plt.show()</text:span></text:span></text:p>
      <text:p text:style-name="P2">Copiar código</text:p>
      <text:p text:style-name="P13">O dendrograma mostra como os clusters são formados, permitindo uma escolha mais intuitiva do número ideal de agrupamentos.</text:p>
      <text:p text:style-name="P13"><text:soft-page-break/>Cada linha no eixo X representa uma amostra do dataset. No caso do dataset Iris, cada amostra é uma flor. Por sua vez, o eixo Y indica a distância euclidiana (ou outra métrica) entre os grupos que estão sendo unidos no processo de clustering.</text:p>
      <text:p text:style-name="P13">Podemos observar como os dados se organizam em diferentes níveis. Dependendo do corte que fazemos na árvore, podemos identificar um número maior ou menor de grupos.</text:p>
      <text:p text:style-name="P13">O eixo X pode ficar meio confuso na representação, porque o dendrograma tenta representar todas as amostras. Quando temos muitos dados, os rótulos podem se sobrepor. No entanto, essa sobreposição não afeta a análise, pois o mais importante é observar a estrutura das conexões entre os grupos, e não os rótulos individuais.</text:p>
      <text:p text:style-name="P13">No início, cada amostra é um cluster separado. À medida que vamos subindo no gráfico, os clusters começam a se unir. Quanto maior a altura da fusão entre dois grupos, mais diferentes eles são. O grande salto no meio do gráfico indica a fusão de grandes grupos distintos.</text:p>
      <text:p text:style-name="P13">Como podemos definir o número de clusters a partir dessa representação?</text:p>
      <text:list xml:id="list1012578481" text:style-name="L4">
        <text:list-item>
          <text:p text:style-name="P14">Podemos imaginar um corte horizontal no gráfico. O número de linhas verticais cortadas nesse ponto representa os clusters finais.</text:p>
        </text:list-item>
        <text:list-item>
          <text:p text:style-name="P15">Se cortarmos na altura ≈10 no eixo Y, obteríamos três grupos principais (verde, laranja e azul).</text:p>
        </text:list-item>
      </text:list>
      <text:p text:style-name="P13">Agora, vamos entender como extrair os clusters de forma automática com o algoritmo HCA (Hierarchical Clustering Aglomerativo). É um método de agrupamento que constrói uma hierarquia de clusters. Ele começa considerando cada ponto de dados como um cluster separado e, passo a passo, vai unindo os mais próximos até que todos os pontos estejam agrupados em um único cluster.</text:p>
      <text:p text:style-name="P13">Nesse caso, já sabemos, a partir da análise do dendograma como os dados podem ser agrupados, assim já temos um número adequado de clusters para aplicação do algoritmo de agrupamento.</text:p>
      <text:p text:style-name="P3"><text:span text:style-name="Source_20_Text"><text:span text:style-name="T16">from</text:span></text:span><text:span text:style-name="Source_20_Text"><text:span text:style-name="T17"> sklearn.cluster </text:span></text:span><text:span text:style-name="Source_20_Text"><text:span text:style-name="T16">import</text:span></text:span><text:span text:style-name="Source_20_Text"><text:span text:style-name="T17"> AgglomerativeClustering</text:span></text:span></text:p>
      <text:p text:style-name="P5"/>
      <text:p text:style-name="P3"><text:span text:style-name="Source_20_Text"><text:span text:style-name="T17"># Aplicar Hierarchical Clustering definindo 3 grupos</text:span></text:span></text:p>
      <text:p text:style-name="P3"><text:span text:style-name="Source_20_Text"><text:span text:style-name="T17">hc = AgglomerativeClustering(n_clusters=3, metric='euclidean', linkage='ward')</text:span></text:span></text:p>
      <text:p text:style-name="P4"><text:span text:style-name="Source_20_Text"><text:span text:style-name="T17">clusters = hc.fit_predict(X_scaled)</text:span></text:span></text:p>
      <text:p text:style-name="P5"/>
      <text:p text:style-name="P3"><text:soft-page-break/><text:span text:style-name="Source_20_Text"><text:span text:style-name="T17"># Visualizar os clusters</text:span></text:span></text:p>
      <text:p text:style-name="P3"><text:span text:style-name="Source_20_Text"><text:span text:style-name="T17">plt.scatter(X[:, 0], X[:, 1], c=clusters, cmap='viridis')</text:span></text:span></text:p>
      <text:p text:style-name="P3"><text:span text:style-name="Source_20_Text"><text:span text:style-name="T17">plt.title("Agrupamento com Hierarchical Clustering")</text:span></text:span></text:p>
      <text:p text:style-name="P3"><text:span text:style-name="Source_20_Text"><text:span text:style-name="T17">plt.xlabel("Característica 1")</text:span></text:span></text:p>
      <text:p text:style-name="P3"><text:span text:style-name="Source_20_Text"><text:span text:style-name="T17">plt.ylabel("Característica 2")</text:span></text:span></text:p>
      <text:p text:style-name="P4"><text:span text:style-name="Source_20_Text"><text:span text:style-name="T17">plt.show()</text:span></text:span></text:p>
      <text:p text:style-name="P2">Copiar código</text:p>
      <text:p text:style-name="P16"><text:span text:style-name="Strong_20_Emphasis"><text:span text:style-name="T18">Redução de Dimensionalidade com PCA</text:span></text:span></text:p>
      <text:p text:style-name="P13">Por fim, aplicamos o PCA para reduzir as 4 dimensões do dataset Iris para apenas 2, facilitando a visualização dos dados.</text:p>
      <text:p text:style-name="P13">O PCA nos ajuda a visualizar a separação entre as espécies de flores, mesmo em um espaço de duas dimensões, mantendo a maior parte da variância dos dados originais.</text:p>
      <text:p text:style-name="P3"><text:span text:style-name="Source_20_Text"><text:span text:style-name="T16">from</text:span></text:span><text:span text:style-name="Source_20_Text"><text:span text:style-name="T17"> sklearn.decomposition </text:span></text:span><text:span text:style-name="Source_20_Text"><text:span text:style-name="T16">import</text:span></text:span><text:span text:style-name="Source_20_Text"><text:span text:style-name="T17"> PCA</text:span></text:span></text:p>
      <text:p text:style-name="P3"><text:span text:style-name="Source_20_Text"><text:span text:style-name="T16">from</text:span></text:span><text:span text:style-name="Source_20_Text"><text:span text:style-name="T17"> sklearn.datasets </text:span></text:span><text:span text:style-name="Source_20_Text"><text:span text:style-name="T16">import</text:span></text:span><text:span text:style-name="Source_20_Text"><text:span text:style-name="T17"> load_iris</text:span></text:span></text:p>
      <text:p text:style-name="P3"><text:span text:style-name="Source_20_Text"><text:span text:style-name="T16">import</text:span></text:span><text:span text:style-name="Source_20_Text"><text:span text:style-name="T17"> matplotlib.pyplot </text:span></text:span><text:span text:style-name="Source_20_Text"><text:span text:style-name="T16">as</text:span></text:span><text:span text:style-name="Source_20_Text"><text:span text:style-name="T17"> plt</text:span></text:span></text:p>
      <text:p text:style-name="P3"><text:span text:style-name="Source_20_Text"><text:span text:style-name="T16">from</text:span></text:span><text:span text:style-name="Source_20_Text"><text:span text:style-name="T17"> sklearn.preprocessing </text:span></text:span><text:span text:style-name="Source_20_Text"><text:span text:style-name="T16">import</text:span></text:span><text:span text:style-name="Source_20_Text"><text:span text:style-name="T17"> StandardScaler</text:span></text:span></text:p>
      <text:p text:style-name="P5"/>
      <text:p text:style-name="P3"><text:span text:style-name="Source_20_Text"><text:span text:style-name="T17"># Carregar o dataset Iris</text:span></text:span></text:p>
      <text:p text:style-name="P4"><text:span text:style-name="Source_20_Text"><text:span text:style-name="T17">iris = load_iris()</text:span></text:span></text:p>
      <text:p text:style-name="P4"><text:span text:style-name="Source_20_Text"><text:span text:style-name="T17">X = iris.data</text:span></text:span></text:p>
      <text:p text:style-name="P3"><text:span text:style-name="Source_20_Text"><text:span text:style-name="T17">y = iris.target <text:s/># Rótulos das espécies de flores</text:span></text:span></text:p>
      <text:p text:style-name="P5"/>
      <text:p text:style-name="P3"><text:span text:style-name="Source_20_Text"><text:span text:style-name="T17"># Normalizar os dados</text:span></text:span></text:p>
      <text:p text:style-name="P4"><text:span text:style-name="Source_20_Text"><text:span text:style-name="T17">scaler = StandardScaler()</text:span></text:span></text:p>
      <text:p text:style-name="P4"><text:span text:style-name="Source_20_Text"><text:span text:style-name="T17">X_scaled = scaler.fit_transform(X)</text:span></text:span></text:p>
      <text:p text:style-name="P5"/>
      <text:p text:style-name="P3"><text:span text:style-name="Source_20_Text"><text:span text:style-name="T17"># Aplicar PCA</text:span></text:span></text:p>
      <text:p text:style-name="P3"><text:span text:style-name="Source_20_Text"><text:span text:style-name="T17">pca = PCA(n_components=2)</text:span></text:span></text:p>
      <text:p text:style-name="P4"><text:span text:style-name="Source_20_Text"><text:span text:style-name="T17">X_pca = pca.fit_transform(X_scaled)</text:span></text:span></text:p>
      <text:p text:style-name="P5"/>
      <text:p text:style-name="P3"><text:span text:style-name="Source_20_Text"><text:span text:style-name="T17"># Visualizar os dados reduzidos</text:span></text:span></text:p>
      <text:p text:style-name="P3"><text:span text:style-name="Source_20_Text"><text:span text:style-name="T17">plt.figure(figsize=(8, 6))</text:span></text:span></text:p>
      <text:p text:style-name="P3"><text:span text:style-name="Source_20_Text"><text:span text:style-name="T17">plt.scatter(X_pca[:, 0], X_pca[:, 1], c=y, cmap='viridis', alpha=0.7)</text:span></text:span></text:p>
      <text:p text:style-name="P3"><text:span text:style-name="Source_20_Text"><text:span text:style-name="T17">plt.xlabel("Componente Principal 1")</text:span></text:span></text:p>
      <text:p text:style-name="P3"><text:span text:style-name="Source_20_Text"><text:span text:style-name="T17">plt.ylabel("Componente Principal 2")</text:span></text:span></text:p>
      <text:p text:style-name="P3"><text:span text:style-name="Source_20_Text"><text:span text:style-name="T17">plt.title("Redução de Dimensionalidade com PCA")</text:span></text:span></text:p>
      <text:p text:style-name="P3"><text:span text:style-name="Source_20_Text"><text:span text:style-name="T17">plt.colorbar(label="Espécies de Flores")</text:span></text:span></text:p>
      <text:p text:style-name="P4"><text:span text:style-name="Source_20_Text"><text:span text:style-name="T17">plt.show()</text:span></text:span></text:p>
      <text:p text:style-name="P2">Copiar código</text:p>
      <text:p text:style-name="P13">Agora é com você!</text:p>
      <text:p text:style-name="P13"><text:soft-page-break/>Experimente alterar o número de clusters nos algoritmos de agrupamento ou reduzir as dimensões usando diferentes números de componentes no PCA. Explore como essas mudanças afetam os resultados e veja na prática como técnicas de agrupamento e redução de dimensionalidade podem revelar padrões escondidos nos dados!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18:58.514679021</meta:creation-date>
    <dc:date>2025-09-10T19:19:36.029934568</dc:date>
    <meta:editing-duration>PT38S</meta:editing-duration>
    <meta:editing-cycles>1</meta:editing-cycles>
    <meta:document-statistic meta:table-count="0" meta:image-count="0" meta:object-count="0" meta:page-count="5" meta:paragraph-count="100" meta:word-count="874" meta:character-count="6156" meta:non-whitespace-character-count="5386"/>
    <meta:generator>LibreOffice/7.3.7.2$Linux_X86_64 LibreOffice_project/30$Build-2</meta:generator>
  </office:meta>
</office:document-meta>
</file>